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Text_20_body">
      <style:text-properties officeooo:paragraph-rsid="001aab45"/>
    </style:style>
    <style:style style:name="P3" style:family="paragraph" style:parent-style-name="Text_20_body">
      <style:text-properties fo:font-weight="bold" officeooo:rsid="001e2a8a" officeooo:paragraph-rsid="001e2a8a" style:font-weight-asian="bold" style:font-weight-complex="bold"/>
    </style:style>
    <style:style style:name="P4" style:family="paragraph" style:parent-style-name="Header">
      <style:text-properties officeooo:rsid="001e2a8a" officeooo:paragraph-rsid="001e2a8a"/>
    </style:style>
    <style:style style:name="P5" style:family="paragraph" style:parent-style-name="Heading_20_3">
      <style:text-properties officeooo:rsid="001aab45" officeooo:paragraph-rsid="001aab45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Vocab: </text:h>
      <text:p text:style-name="P3">Hadoop – <text:span text:style-name="T1">an open-source implementation of MapReduce</text:span></text:p>
      <text:p text:style-name="P2"/>
      <text:p text:style-name="P2"/>
      <text:p text:style-name="P2"/>
      <text:p text:style-name="P2"/>
      <text:h text:style-name="P5" text:outline-level="3">Notes: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e2a8a" officeooo:paragraph-rsid="001e2a8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11-15T13:12:29.840763257" text:fixed="true">11/15/21</text:date></text:p>
        <text:p text:style-name="MP2">CS 164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13:12:30.230189076</meta:creation-date>
    <dc:title>Class Notes</dc:title>
    <meta:editing-duration>PT9H57M14S</meta:editing-duration>
    <meta:editing-cycles>2</meta:editing-cycles>
    <meta:generator>LibreOffice/7.2.2.2$Linux_X86_64 LibreOffice_project/20$Build-2</meta:generator>
    <dc:date>2021-11-15T23:19:55.828295549</dc:date>
    <meta:document-statistic meta:table-count="0" meta:image-count="0" meta:object-count="0" meta:page-count="1" meta:paragraph-count="6" meta:word-count="13" meta:character-count="91" meta:non-whitespace-character-count="82"/>
    <meta:template xlink:type="simple" xlink:actuate="onRequest" xlink:title="Class Notes" xlink:href="../../../../../../Templates/Class%20Notes.ott" meta:date="2021-11-15T13:12:29.840735566"/>
  </office:meta>
</office:document-meta>
</file>